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Open Sans" svg:font-family="'Open San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background-color="transparent"/>
      <style:text-properties officeooo:paragraph-rsid="0015e2bb" fo:background-color="transparent"/>
    </style:style>
    <style:style style:name="P2" style:family="paragraph" style:parent-style-name="Standard" style:list-style-name="L2">
      <loext:graphic-properties draw:fill="none"/>
      <style:paragraph-properties fo:background-color="transparent"/>
      <style:text-properties officeooo:paragraph-rsid="0023c668" fo:background-color="transparent"/>
    </style:style>
    <style:style style:name="P3" style:family="paragraph" style:parent-style-name="Standard" style:list-style-name="L2">
      <loext:graphic-properties draw:fill="none"/>
      <style:paragraph-properties fo:background-color="transparent"/>
      <style:text-properties officeooo:paragraph-rsid="0015e2bb"/>
    </style:style>
    <style:style style:name="P4" style:family="paragraph" style:parent-style-name="Standard" style:list-style-name="L2">
      <loext:graphic-properties draw:fill="none"/>
      <style:paragraph-properties fo:background-color="transparent"/>
    </style:style>
    <style:style style:name="P5" style:family="paragraph" style:parent-style-name="Standard" style:list-style-name="L2">
      <loext:graphic-properties draw:fill="none"/>
      <style:paragraph-properties fo:background-color="transparent"/>
      <style:text-properties officeooo:paragraph-rsid="0023c668"/>
    </style:style>
    <style:style style:name="P6" style:family="paragraph" style:parent-style-name="Standard">
      <loext:graphic-properties draw:fill="none"/>
      <style:paragraph-properties fo:background-color="transparent"/>
      <style:text-properties officeooo:paragraph-rsid="0023c668"/>
    </style:style>
    <style:style style:name="P7" style:family="paragraph" style:parent-style-name="Standard">
      <loext:graphic-properties draw:fill="none"/>
      <style:paragraph-properties fo:margin-left="-0.1252in" fo:margin-right="-0.0618in" fo:text-indent="0in" style:auto-text-indent="false" fo:background-color="transparent"/>
      <style:text-properties officeooo:paragraph-rsid="0015e2bb" fo:background-color="transparent"/>
    </style:style>
    <style:style style:name="P8" style:family="paragraph" style:parent-style-name="Standard" style:master-page-name="">
      <loext:graphic-properties draw:fill="none"/>
      <style:paragraph-properties fo:margin-left="-0.1252in" fo:margin-right="-0.0618in" fo:text-indent="0in" style:auto-text-indent="false" style:page-number="auto" fo:background-color="transparent"/>
      <style:text-properties fo:font-size="15pt" fo:font-weight="bold" officeooo:rsid="001e34df" officeooo:paragraph-rsid="001e34df" fo:background-color="transparent" style:font-size-asian="15pt" style:font-weight-asian="bold" style:font-size-complex="15pt" style:font-weight-complex="bold"/>
    </style:style>
    <style:style style:name="T1" style:family="text">
      <style:text-properties fo:background-color="#ffb66c" loext:char-shading-value="0"/>
    </style:style>
    <style:style style:name="T2" style:family="text">
      <style:text-properties fo:background-color="#ffb66c" loext:char-shading-value="0"/>
    </style:style>
    <style:style style:name="T3" style:family="text">
      <style:text-properties officeooo:rsid="001d3dcf"/>
    </style:style>
    <style:style style:name="T4" style:family="text">
      <style:text-properties officeooo:rsid="00210a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598in" fo:text-indent="-0.25in" fo:margin-left="0.3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098in" fo:text-indent="-0.25in" fo:margin-left="0.6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598in" fo:text-indent="-0.25in" fo:margin-left="0.8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098in" fo:text-indent="-0.25in" fo:margin-left="1.1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598in" fo:text-indent="-0.25in" fo:margin-left="1.3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098in" fo:text-indent="-0.25in" fo:margin-left="1.6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598in" fo:text-indent="-0.25in" fo:margin-left="1.8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098in" fo:text-indent="-0.25in" fo:margin-left="2.1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598in" fo:text-indent="-0.25in" fo:margin-left="2.3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098in" fo:text-indent="-0.25in" fo:margin-left="2.6098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lected MiniTES <text:span text:style-name="T4">game </text:span>content with worldbuilding highlighted</text:p>
      <text:p text:style-name="P7"/>
      <text:p text:style-name="P7"/>
      <text:list xml:id="list3450388149" text:style-name="L2">
        <text:list-item>
          <text:p text:style-name="P3"><text:span text:style-name="T2">Obsidian</text:span> <text:span text:style-name="T2">Grasslands</text:span></text:p>
          <text:list>
            <text:list-item>
              <text:p text:style-name="P4">Encouters</text:p>
              <text:list>
                <text:list-item>
                  <text:p text:style-name="P4">Hunting for <text:span text:style-name="T2">monsters</text:span>..</text:p>
                </text:list-item>
                <text:list-item>
                  <text:p text:style-name="P4">A <text:span text:style-name="T2">sudden gust of wind</text:span> blows, and you're unable to keep your footing..</text:p>
                </text:list-item>
                <text:list-item>
                  <text:p text:style-name="P4">Bracing against a <text:span text:style-name="T2">strong gust of wind</text:span>..</text:p>
                </text:list-item>
                <text:list-item>
                  <text:p text:style-name="P4">Climbing a <text:span text:style-name="T2">crystalline</text:span> <text:span text:style-name="T2">spire</text:span>..</text:p>
                </text:list-item>
              </text:list>
            </text:list-item>
            <text:list-item>
              <text:p text:style-name="P4">Enemies</text:p>
              <text:list>
                <text:list-item>
                  <text:p text:style-name="P4"><text:span text:style-name="T2">Marble</text:span> Hydrangea</text:p>
                </text:list-item>
                <text:list-item>
                  <text:p text:style-name="P4"><text:span text:style-name="T2">Prism</text:span>shade</text:p>
                </text:list-item>
                <text:list-item>
                  <text:p text:style-name="P4"><text:span text:style-name="T2">Dashing</text:span> Mare</text:p>
                </text:list-item>
                <text:list-item>
                  <text:p text:style-name="P4"><text:span text:style-name="T2">Golem</text:span></text:p>
                </text:list-item>
                <text:list-item>
                  <text:p text:style-name="P5"><text:span text:style-name="T2">Cloud</text:span> Diver</text:p>
                </text:list-item>
              </text:list>
            </text:list-item>
          </text:list>
        </text:list-item>
      </text:list>
      <text:p text:style-name="P6"/>
      <text:p text:style-name="P6"/>
      <text:list xml:id="list173542752751728" text:continue-numbering="true" text:style-name="L2">
        <text:list-item>
          <text:p text:style-name="P2">Vieda <text:span text:style-name="T1">Port</text:span></text:p>
          <text:list>
            <text:list-item>
              <text:p text:style-name="P2">Encounters</text:p>
              <text:list>
                <text:list-item>
                  <text:p text:style-name="P2">Wandering around the <text:span text:style-name="T1">large crowds</text:span>..</text:p>
                </text:list-item>
                <text:list-item>
                  <text:p text:style-name="P2">Breaking some discarded <text:span text:style-name="T1">ceramic</text:span> pots..</text:p>
                </text:list-item>
                <text:list-item>
                  <text:p text:style-name="P2">Taking in the <text:span text:style-name="T1">landscape</text:span> from atop a <text:span text:style-name="T1">tower</text:span>..</text:p>
                </text:list-item>
                <text:list-item>
                  <text:p text:style-name="P2">You find a <text:span text:style-name="T1">crowded</text:span> <text:span text:style-name="T1">bar</text:span> but aren't stealthy enough to sneak past the <text:span text:style-name="T1">bouncer</text:span>..</text:p>
                </text:list-item>
                <text:list-item>
                  <text:p text:style-name="P2">Relaxing at an adventurer's <text:span text:style-name="T1">bar</text:span>..</text:p>
                </text:list-item>
              </text:list>
            </text:list-item>
            <text:list-item>
              <text:p text:style-name="P2">Enemies</text:p>
              <text:list>
                <text:list-item>
                  <text:p text:style-name="P2"><text:span text:style-name="T1">Field</text:span> Rat</text:p>
                </text:list-item>
                <text:list-item>
                  <text:p text:style-name="P2"><text:span text:style-name="T1">Thorn</text:span>grass</text:p>
                </text:list-item>
                <text:list-item>
                  <text:p text:style-name="P2"><text:span text:style-name="T1">Gull</text:span></text:p>
                </text:list-item>
                <text:list-item>
                  <text:p text:style-name="P2"><text:span text:style-name="T1">Ocean</text:span> Mote</text:p>
                </text:list-item>
                <text:list-item>
                  <text:p text:style-name="P2">Nail<text:span text:style-name="T1">fish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Open Sans" svg:font-family="'Open San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64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7:15:35.563950068</meta:creation-date>
    <dc:date>2019-12-03T17:35:42.076659251</dc:date>
    <meta:editing-duration>PT19M55S</meta:editing-duration>
    <meta:editing-cycles>22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26" meta:word-count="119" meta:character-count="628" meta:non-whitespace-character-count="560"/>
  </office:meta>
</office:document-meta>
</file>